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1/5/17</text:p>
      <text:p text:style-name="Standard"/>
      <text:p text:style-name="Standard">A la hora de crear el registro he empleado expresiones regulares para validar dicho formulario junto a una funcion con javascript jquery para validar la contraseña y empleo el metodo submit para validar dicho registro. Envio los datos que si son diferentes al dni se registre el usuario , si no diga que es un usuario existente.</text:p>
      <text:p text:style-name="Standard"/>
      <text:p text:style-name="Standard">He modificado un poco la llamada a la base de datos y en la misma función de conectar introduzco los datos y no los paso por parametros en la función... encuentro que así queda más limpio.</text:p>
      <text:p text:style-name="Standard"><text:span text:style-name="T1"/></text:p>
      <text:p text:style-name="P1">He quitado el input que selecciona un avatar en el registro porque considero que debes ponerlo una vez registrado si quieres o no.. lo importante se verá más adelante...</text:p>
      <text:p text:style-name="P1"/>
      <text:p text:style-name="P1">A la hora de loguearse comparo que el email y la contraseña sean iguales a lo que hay en la base de datos y si lo es redirigiré la página <text:s/>al inicio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9S</meta:editing-duration>
    <meta:editing-cycles>6</meta:editing-cycles>
    <meta:generator>OpenOffice/4.1.2$Win32 OpenOffice.org_project/412m3$Build-9782</meta:generator>
    <dc:date>2017-05-01T18:23:42.27</dc:date>
    <meta:document-statistic meta:table-count="0" meta:image-count="0" meta:object-count="0" meta:page-count="1" meta:paragraph-count="5" meta:word-count="155" meta:character-count="840"/>
    <meta:user-defined meta:name="Info 1"/>
    <meta:user-defined meta:name="Info 2"/>
    <meta:user-defined meta:name="Info 3"/>
    <meta:user-defined meta:name="Info 4"/>
  </office:meta>
</office:document-meta>
</file>